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)" office:value-type="float" office:value="168700">
            <text:p>16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)" office:value-type="float" office:value="175200">
            <text:p>1752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-6500">
            <text:p>-65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8700">
            <text:p>8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111000">
            <text:p>111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/>
          <table:table-cell table:style-name="ce2" table:formula="of:=SUM([.B103:.F103])" office:value-type="float" office:value="39000">
            <text:p>3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1609.16666666667">
            <text:p>1609.1666666667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609.16666666667">
            <text:p>1609.1666666667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1609.16666666667">
            <text:p>1609.1666666667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 table:number-columns-repeated="3"/>
          <table:table-cell table:formula="of:=SUM([.D132:.F132])" office:value-type="float" office:value="820.833333333333">
            <text:p>820.833333333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office:value-type="string">
            <text:p>-Mane</text:p>
          </table:table-cell>
          <table:table-cell/>
          <table:table-cell table:formula="of:=SUM([.B132];[.C132];[.E132];[.F132])" office:value-type="float" office:value="1209.16666666667">
            <text:p>1209.1666666667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132:.F132])" office:value-type="float" office:value="1609.16666666667">
            <text:p>1609.1666666667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32:.F132])" office:value-type="float" office:value="1609.16666666667">
            <text:p>1609.1666666667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1200.83333333333">
            <text:p>1200.833333333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420.833333333333">
            <text:p>420.833333333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1609.16666666667">
            <text:p>1609.1666666667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4" office:value-type="float" office:value="420.833333333333">
            <text:p>420.8333333333</text:p>
          </table:table-cell>
          <table:table-cell table:style-name="ce3" table:formula="of:=[.F103]/25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40662.5">
            <text:p>40662.5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6/23/2016</text:date>, <text:time>11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3T11:03:22</dc:date>
    <meta:editing-duration>P8DT26M35S</meta:editing-duration>
    <meta:editing-cycles>2673</meta:editing-cycles>
    <meta:generator>OpenOffice/4.1.1$Unix OpenOffice.org_project/411m6$Build-9775</meta:generator>
    <dc:creator>Hasmik Dabaghyan</dc:creator>
    <meta:document-statistic meta:table-count="15" meta:cell-count="6705" meta:object-count="0"/>
  </office:meta>
</office:document-meta>
</file>